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B00000080A16874C0.png" manifest:media-type=""/>
  <manifest:file-entry manifest:full-path="Pictures/100002010000011B0000008093F523ED.png" manifest:media-type=""/>
  <manifest:file-entry manifest:full-path="Pictures/1003D1E40000271000000FA0B85CEB6C.svg" manifest:media-type=""/>
  <manifest:file-entry manifest:full-path="Pictures/100002010000045E000001BF0366AB28.png" manifest:media-type=""/>
  <manifest:file-entry manifest:full-path="Pictures/100002010000011B00000080A1BCCEEC.png" manifest:media-type=""/>
  <manifest:file-entry manifest:full-path="Pictures/100002010000011B0000008038C0F48E.png" manifest:media-type=""/>
  <manifest:file-entry manifest:full-path="Pictures/100002010000011B00000080AD536D3D.png" manifest:media-type=""/>
  <manifest:file-entry manifest:full-path="Pictures/100002010000011B00000080F546FB55.png" manifest:media-type=""/>
  <manifest:file-entry manifest:full-path="Pictures/100002010000011B0000008015D22767.png" manifest:media-type=""/>
  <manifest:file-entry manifest:full-path="Pictures/100002010000011B00000080474A4B1B.png" manifest:media-type=""/>
  <manifest:file-entry manifest:full-path="Pictures/100002010000011B00000080FD2A3F59.png" manifest:media-type=""/>
  <manifest:file-entry manifest:full-path="Pictures/100002010000011B000000809BAF6ECF.png" manifest:media-type=""/>
  <manifest:file-entry manifest:full-path="Pictures/100002010000011B00000080525AB42D.png" manifest:media-type=""/>
  <manifest:file-entry manifest:full-path="Pictures/100002010000011B000000806DDCCC4A.png" manifest:media-type=""/>
  <manifest:file-entry manifest:full-path="Pictures/100002010000011B000000805EF75A2A.png" manifest:media-type=""/>
  <manifest:file-entry manifest:full-path="Pictures/100002010000011B000000802144862F.png" manifest:media-type=""/>
  <manifest:file-entry manifest:full-path="Pictures/100002010000011B0000008046127634.png" manifest:media-type=""/>
  <manifest:file-entry manifest:full-path="Pictures/100002010000011B0000008036ADF686.png" manifest:media-type=""/>
  <manifest:file-entry manifest:full-path="Pictures/100002010000011B000000803C97A1F6.png" manifest:media-type=""/>
  <manifest:file-entry manifest:full-path="Pictures/100002010000011B00000080FD581674.png" manifest:media-type=""/>
  <manifest:file-entry manifest:full-path="Pictures/100002010000011B00000080C3788F47.png" manifest:media-type=""/>
  <manifest:file-entry manifest:full-path="Pictures/100002010000011B00000080271F70D9.png" manifest:media-type=""/>
  <manifest:file-entry manifest:full-path="Pictures/100002010000011B00000080489A5DE0.png" manifest:media-type=""/>
  <manifest:file-entry manifest:full-path="Pictures/100002010000011B000000809E759C69.png" manifest:media-type=""/>
  <manifest:file-entry manifest:full-path="Pictures/100002010000011B0000008036FC17FF.png" manifest:media-type=""/>
  <manifest:file-entry manifest:full-path="Pictures/100002010000011B000000804BCA0F00.png" manifest:media-type=""/>
  <manifest:file-entry manifest:full-path="Pictures/100002010000011B00000080C89E705A.png" manifest:media-type=""/>
  <manifest:file-entry manifest:full-path="Pictures/100002010000011B000000807168273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575cm" draw:marker-end-width="0.575cm" draw:fill="solid" draw:fill-color="#666666" draw:textarea-horizontal-align="justify" draw:textarea-vertical-align="middle" draw:auto-grow-height="false" fo:padding-top="0.024cm" fo:padding-bottom="0.024cm" fo:padding-left="0.024cm" fo:padding-right="0.024cm"/>
    </style:style>
    <style:style style:name="gr3" style:family="graphic" style:parent-style-name="standard">
      <style:graphic-properties svg:stroke-width="0.05cm" svg:stroke-color="#000000" draw:marker-start-width="0.575cm" draw:marker-end-width="0.575cm" draw:fill="solid" draw:fill-color="#7da647" draw:textarea-horizontal-align="justify" draw:textarea-vertical-align="middle" draw:auto-grow-height="false" fo:padding-top="0.024cm" fo:padding-bottom="0.024cm" fo:padding-left="0.024cm" fo:padding-right="0.024cm"/>
    </style:style>
    <style:style style:name="gr4" style:family="graphic" style:parent-style-name="standard">
      <style:graphic-properties svg:stroke-width="0.08cm" svg:stroke-color="#666666" draw:marker-start="" draw:marker-start-width="0.37cm" draw:marker-end="Arrow" draw:marker-end-width="0.37cm" draw:fill="none" draw:fill-color="#000000" draw:textarea-horizontal-align="center" draw:textarea-vertical-align="middle" fo:padding-top="0.038cm" fo:padding-bottom="0.038cm" fo:padding-left="0.038cm" fo:padding-right="0.038cm"/>
    </style:style>
    <style:style style:name="gr5" style:family="graphic" style:parent-style-name="standard">
      <style:graphic-properties svg:stroke-color="#ffffff" svg:stroke-opacity="0%" draw:fill="solid" draw:fill-color="#ffffff" draw:opacity="0%" draw:textarea-horizontal-align="center" draw:textarea-vertical-align="middle" draw:shadow-opacity="0%"/>
    </style:style>
    <style:style style:name="gr6" style:family="graphic" style:parent-style-name="standard">
      <style:graphic-properties svg:stroke-width="0.05cm" svg:stroke-color="#000000" draw:marker-start-width="0.575cm" draw:marker-end-width="0.575cm" draw:fill="solid" draw:fill-color="#ff420e" draw:textarea-horizontal-align="justify" draw:textarea-vertical-align="middle" draw:auto-grow-height="false" fo:padding-top="0.024cm" fo:padding-bottom="0.024cm" fo:padding-left="0.024cm" fo:padding-right="0.024cm"/>
    </style:style>
    <style:style style:name="gr7" style:family="graphic" style:parent-style-name="standard">
      <style:graphic-properties svg:stroke-width="0.08cm" svg:stroke-color="#dc2300" draw:marker-start="Arrow" draw:marker-start-width="0.37cm" draw:marker-end="" draw:marker-end-width="0.168cm" draw:fill="none" draw:fill-color="#000000" draw:textarea-horizontal-align="center" draw:textarea-vertical-align="middle" fo:padding-top="0.038cm" fo:padding-bottom="0.038cm" fo:padding-left="0.038cm" fo:padding-right="0.038cm"/>
    </style:style>
    <style:style style:name="gr8" style:family="graphic" style:parent-style-name="standard">
      <style:graphic-properties svg:stroke-width="0.1cm" svg:stroke-color="#dc23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9" style:family="graphic" style:parent-style-name="standard">
      <style:graphic-properties draw:stroke="dash" draw:stroke-dash="Fine_20_Dashed_20__28_var_29_" svg:stroke-width="0.05cm" svg:stroke-color="#7da647" draw:marker-start-width="0.275cm" draw:marker-end-width="0.275cm" draw:fill="solid" draw:fill-color="#7da647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objectwithoutfill">
      <style:graphic-properties svg:stroke-width="0.12cm" svg:stroke-color="#7da647" draw:marker-start-width="0.43cm" draw:marker-end="Arrow" draw:marker-end-width="0.53cm" draw:fill="none" draw:fill-color="#000000" draw:textarea-vertical-align="middle" fo:padding-top="0.185cm" fo:padding-bottom="0.185cm" fo:padding-left="0.31cm" fo:padding-right="0.31cm"/>
    </style:style>
    <style:style style:name="gr11" style:family="graphic" style:parent-style-name="standard">
      <style:graphic-properties draw:stroke="none" svg:stroke-color="#000000" draw:fill="none" draw:fill-color="#ffffff" fo:min-height="2.65cm"/>
    </style:style>
    <style:style style:name="gr12" style:family="graphic" style:parent-style-name="standard">
      <style:graphic-properties svg:stroke-width="0.1cm" svg:stroke-color="#7da647" draw:marker-start="" draw:marker-start-width="0.4cm" draw:marker-end="Arrow" draw:marker-end-width="0.4cm" draw:fill="none" draw:fill-color="#000000" draw:textarea-horizontal-align="center" draw:textarea-vertical-align="middle" fo:padding-top="0.048cm" fo:padding-bottom="0.048cm" fo:padding-left="0.048cm" fo:padding-right="0.048cm"/>
    </style:style>
    <style:style style:name="gr13" style:family="graphic" style:parent-style-name="standard">
      <style:graphic-properties svg:stroke-width="0.12cm" svg:stroke-color="#7da647" draw:marker-start="" draw:marker-start-width="0.43cm" draw:marker-end="" draw:marker-end-width="0.43cm" draw:fill="none" draw:fill-color="#000000" draw:textarea-vertical-align="middle" fo:padding-top="0.185cm" fo:padding-bottom="0.185cm" fo:padding-left="0.31cm" fo:padding-right="0.31cm"/>
    </style:style>
    <style:style style:name="gr14" style:family="graphic" style:parent-style-name="standard">
      <style:graphic-properties svg:stroke-width="0.1cm" svg:stroke-color="#7da647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5" style:family="graphic" style:parent-style-name="standard">
      <style:graphic-properties svg:stroke-width="0.15cm" svg:stroke-color="#000000" draw:marker-start-width="0.725cm" draw:marker-end-width="0.725cm" draw:fill="solid" draw:fill-color="#ff420e" draw:textarea-horizontal-align="justify" draw:textarea-vertical-align="middle" draw:auto-grow-height="false" fo:padding-top="0.074cm" fo:padding-bottom="0.074cm" fo:padding-left="0.074cm" fo:padding-right="0.074cm"/>
    </style:style>
    <style:style style:name="gr16" style:family="graphic" style:parent-style-name="standard">
      <style:graphic-properties svg:stroke-width="0.15cm" svg:stroke-color="#000000" draw:marker-start-width="0.725cm" draw:marker-end-width="0.725cm" draw:fill="solid" draw:fill-color="#7da647" draw:textarea-horizontal-align="justify" draw:textarea-vertical-align="middle" draw:auto-grow-height="false" fo:padding-top="0.074cm" fo:padding-bottom="0.074cm" fo:padding-left="0.074cm" fo:padding-right="0.074cm"/>
    </style:style>
    <style:style style:name="gr17" style:family="graphic" style:parent-style-name="standard">
      <style:graphic-properties svg:stroke-width="0.1cm" svg:stroke-color="#4c4c4c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18" style:family="graphic" style:parent-style-name="standard">
      <style:graphic-properties svg:stroke-width="0.15cm" svg:stroke-color="#000000" draw:marker-start-width="0.725cm" draw:marker-end-width="0.725cm" draw:fill="solid" draw:fill-color="#4c4c4c" draw:textarea-horizontal-align="justify" draw:textarea-vertical-align="middle" draw:auto-grow-height="false" fo:padding-top="0.074cm" fo:padding-bottom="0.074cm" fo:padding-left="0.074cm" fo:padding-right="0.0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4a4a" style:text-outline="false" fo:font-family="'Ubuntu Medium'" style:font-pitch="variable" fo:font-size="72pt" fo:letter-spacing="0.071cm" fo:font-style="normal" fo:text-shadow="none" fo:font-weight="bold" style:font-size-asian="72pt" style:font-style-asian="normal" style:font-weight-asian="bold" style:font-size-complex="72pt" style:font-style-complex="normal" style:font-weight-complex="bold"/>
    </style:style>
    <style:style style:name="P5" style:family="paragraph">
      <style:paragraph-properties fo:text-align="center"/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text-line-through-style="solid" style:text-line-through-type="double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'DejaVu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a4a" style:text-outline="false" fo:font-family="'Ubuntu Medium'" style:font-pitch="variable" fo:font-size="72pt" fo:letter-spacing="0.071cm" fo:font-style="normal" fo:text-shadow="none" fo:font-weight="bold" style:font-size-asian="72pt" style:font-style-asian="normal" style:font-weight-asian="bold" style:font-size-complex="72pt" style:font-style-complex="normal" style:font-weight-complex="bold"/>
    </style:style>
    <style:style style:name="T3" style:family="text">
      <style:text-properties fo:color="#004a4a" style:text-outline="false" fo:font-family="'Ubuntu Medium'" style:font-pitch="variable" fo:font-size="72pt" fo:letter-spacing="0.071cm" fo:font-style="italic" fo:text-shadow="none" fo:font-weight="bold" style:font-size-asian="72pt" style:font-style-asian="italic" style:font-weight-asian="bold" style:font-size-complex="72pt" style:font-style-complex="italic" style:font-weight-complex="bold"/>
    </style:style>
    <style:style style:name="T4" style:family="text">
      <style:text-properties fo:font-family="'DejaVu Sans'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86cm" svg:height="3.61cm" svg:x="5.499cm" svg:y="31.921cm">
          <draw:image xlink:href="Pictures/100002010000011B00000080C89E705A.png" xlink:type="simple" xlink:show="embed" xlink:actuate="onLoad">
            <text:p/>
          </draw:image>
        </draw:frame>
        <draw:frame draw:style-name="gr1" draw:text-style-name="P1" draw:layer="layout" svg:width="7.986cm" svg:height="3.61cm" svg:x="5.499cm" svg:y="37.318cm">
          <draw:image xlink:href="Pictures/100002010000011B000000803C97A1F6.png" xlink:type="simple" xlink:show="embed" xlink:actuate="onLoad">
            <text:p/>
          </draw:image>
        </draw:frame>
        <draw:frame draw:style-name="gr1" draw:text-style-name="P1" draw:layer="layout" svg:width="7.986cm" svg:height="3.61cm" svg:x="5.499cm" svg:y="42.59cm">
          <draw:image xlink:href="Pictures/100002010000011B00000080271F70D9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8.436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9.617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9.289cm" svg:y1="35.719cm" svg:x2="9.289cm" svg:y2="36.969cm">
            <text:p/>
          </draw:line>
          <draw:rect draw:style-name="gr5" draw:text-style-name="P3" draw:layer="layout" svg:width="2.264cm" svg:height="1.184cm" svg:x="10.076cm" svg:y="35.892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7.241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8.029cm" svg:y1="41.113cm" svg:x2="8.029cm" svg:y2="42.363cm">
            <text:p/>
          </draw:line>
          <draw:custom-shape draw:style-name="gr2" draw:text-style-name="P2" draw:layer="layout" svg:width="0.538cm" svg:height="0.472cm" svg:x="8.436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9.617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9.289cm" svg:y1="41.113cm" svg:x2="9.289cm" svg:y2="42.363cm">
            <text:p/>
          </draw:line>
          <draw:rect draw:style-name="gr5" draw:text-style-name="P3" draw:layer="layout" svg:width="2.265cm" svg:height="1.184cm" svg:x="10.075cm" svg:y="41.28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098cm" svg:y="31.925cm">
          <draw:image xlink:href="Pictures/100002010000011B00000080C89E705A.png" xlink:type="simple" xlink:show="embed" xlink:actuate="onLoad">
            <text:p/>
          </draw:image>
        </draw:frame>
        <draw:frame draw:style-name="gr1" draw:text-style-name="P1" draw:layer="layout" svg:width="7.986cm" svg:height="3.61cm" svg:x="16.112cm" svg:y="37.318cm">
          <draw:image xlink:href="Pictures/100002010000011B000000804BCA0F00.png" xlink:type="simple" xlink:show="embed" xlink:actuate="onLoad">
            <text:p/>
          </draw:image>
        </draw:frame>
        <draw:frame draw:style-name="gr1" draw:text-style-name="P1" draw:layer="layout" svg:width="7.986cm" svg:height="3.61cm" svg:x="16.112cm" svg:y="42.601cm">
          <draw:image xlink:href="Pictures/100002010000011B00000080C3788F47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19.037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36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35.719cm" svg:x2="19.89cm" svg:y2="36.969cm">
            <text:p/>
          </draw:line>
          <draw:rect draw:style-name="gr5" draw:text-style-name="P3" draw:layer="layout" svg:width="2.265cm" svg:height="1.184cm" svg:x="20.676cm" svg:y="35.892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41.113cm" svg:x2="18.63cm" svg:y2="42.363cm">
            <text:p/>
          </draw:line>
          <draw:custom-shape draw:style-name="gr2" draw:text-style-name="P2" draw:layer="layout" svg:width="0.538cm" svg:height="0.472cm" svg:x="19.037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41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41.113cm" svg:x2="19.89cm" svg:y2="42.363cm">
            <text:p/>
          </draw:line>
          <draw:rect draw:style-name="gr5" draw:text-style-name="P3" draw:layer="layout" svg:width="2.264cm" svg:height="1.184cm" svg:x="20.677cm" svg:y="41.28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12cm" svg:y="47.909cm">
          <draw:image xlink:href="Pictures/100002010000011B00000080FD581674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46.407cm" svg:x2="18.63cm" svg:y2="47.657cm">
            <text:p/>
          </draw:line>
          <draw:custom-shape draw:style-name="gr2" draw:text-style-name="P2" draw:layer="layout" svg:width="0.538cm" svg:height="0.472cm" svg:x="19.037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4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46.407cm" svg:x2="19.89cm" svg:y2="47.657cm">
            <text:p/>
          </draw:line>
          <draw:rect draw:style-name="gr5" draw:text-style-name="P3" draw:layer="layout" svg:width="2.264cm" svg:height="1.184cm" svg:x="20.677cm" svg:y="46.58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12cm" svg:y="53.202cm">
          <draw:image xlink:href="Pictures/100002010000011B000000806DDCCC4A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51.703cm" svg:x2="18.63cm" svg:y2="52.953cm">
            <text:p/>
          </draw:line>
          <draw:custom-shape draw:style-name="gr2" draw:text-style-name="P2" draw:layer="layout" svg:width="0.538cm" svg:height="0.472cm" svg:x="19.037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52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51.703cm" svg:x2="19.89cm" svg:y2="52.953cm">
            <text:p/>
          </draw:line>
          <draw:rect draw:style-name="gr5" draw:text-style-name="P3" draw:layer="layout" svg:width="2.264cm" svg:height="1.184cm" svg:x="20.677cm" svg:y="51.876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58.511cm">
          <draw:image xlink:href="Pictures/100002010000011B0000008071682733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56.999cm" svg:x2="18.63cm" svg:y2="58.249cm">
            <text:p/>
          </draw:line>
          <draw:custom-shape draw:style-name="gr2" draw:text-style-name="P2" draw:layer="layout" svg:width="0.538cm" svg:height="0.472cm" svg:x="19.037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57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56.999cm" svg:x2="19.89cm" svg:y2="58.249cm">
            <text:p/>
          </draw:line>
          <draw:rect draw:style-name="gr5" draw:text-style-name="P3" draw:layer="layout" svg:width="2.264cm" svg:height="1.184cm" svg:x="20.677cm" svg:y="57.172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63.795cm">
          <draw:image xlink:href="Pictures/100002010000011B0000008036ADF686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62.297cm" svg:x2="18.63cm" svg:y2="63.547cm">
            <text:p/>
          </draw:line>
          <draw:custom-shape draw:style-name="gr2" draw:text-style-name="P2" draw:layer="layout" svg:width="0.538cm" svg:height="0.472cm" svg:x="19.037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62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62.297cm" svg:x2="19.89cm" svg:y2="63.547cm">
            <text:p/>
          </draw:line>
          <draw:rect draw:style-name="gr5" draw:text-style-name="P3" draw:layer="layout" svg:width="2.264cm" svg:height="1.184cm" svg:x="20.677cm" svg:y="62.47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69.092cm">
          <draw:image xlink:href="Pictures/100002010000011B0000008036FC17FF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17.842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67.59cm" svg:x2="18.63cm" svg:y2="68.84cm">
            <text:p/>
          </draw:line>
          <draw:custom-shape draw:style-name="gr2" draw:text-style-name="P2" draw:layer="layout" svg:width="0.538cm" svg:height="0.472cm" svg:x="19.037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68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67.59cm" svg:x2="19.89cm" svg:y2="68.84cm">
            <text:p/>
          </draw:line>
          <draw:rect draw:style-name="gr5" draw:text-style-name="P3" draw:layer="layout" svg:width="2.264cm" svg:height="1.184cm" svg:x="20.677cm" svg:y="67.763cm">
            <text:p text:style-name="P1"><text:span text:style-name="T1">ENTER</text:span></text:p>
          </draw:rect>
        </draw:g>
        <draw:frame draw:style-name="gr1" draw:text-style-name="P1" draw:layer="layout" svg:width="7.986cm" svg:height="3.61cm" svg:x="16.131cm" svg:y="74.401cm">
          <draw:image xlink:href="Pictures/100002010000011B0000008046127634.png" xlink:type="simple" xlink:show="embed" xlink:actuate="onLoad">
            <text:p/>
          </draw:image>
        </draw:frame>
        <draw:custom-shape draw:style-name="gr8" draw:text-style-name="P1" draw:layer="layout" svg:width="21.2cm" svg:height="49.752cm" svg:x="4.5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299cm" svg:height="48.5cm" svg:x="15.397cm" svg:y="3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2.341cm" svg:y1="36.42cm" svg:x2="15.398cm" svg:y2="36.42cm">
          <text:p/>
        </draw:line>
        <draw:g>
          <draw:custom-shape draw:style-name="gr6" draw:text-style-name="P2" draw:layer="layout" svg:width="0.538cm" svg:height="0.472cm" svg:x="7.098cm" svg:y="46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7.886cm" svg:y1="46.453cm" svg:x2="7.886cm" svg:y2="47.703cm">
            <text:p/>
          </draw:line>
          <draw:custom-shape draw:style-name="gr3" draw:text-style-name="P2" draw:layer="layout" svg:width="0.538cm" svg:height="0.472cm" svg:x="9.474cm" svg:y="46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5cm" svg:height="1.187cm" svg:x="9.932cm" svg:y="46.625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78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78.192cm" svg:x2="18.63cm" svg:y2="79.442cm">
            <text:p/>
          </draw:line>
          <draw:custom-shape draw:style-name="gr3" draw:text-style-name="P2" draw:layer="layout" svg:width="0.538cm" svg:height="0.472cm" svg:x="20.218cm" svg:y="78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7cm" svg:x="20.677cm" svg:y="78.364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17.842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8.63cm" svg:y1="72.898cm" svg:x2="18.63cm" svg:y2="74.148cm">
            <text:p/>
          </draw:line>
          <draw:custom-shape draw:style-name="gr2" draw:text-style-name="P2" draw:layer="layout" svg:width="0.538cm" svg:height="0.472cm" svg:x="19.037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20.218cm" svg:y="73.3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9.89cm" svg:y1="72.898cm" svg:x2="19.89cm" svg:y2="74.148cm">
            <text:p/>
          </draw:line>
          <draw:rect draw:style-name="gr5" draw:text-style-name="P3" draw:layer="layout" svg:width="2.264cm" svg:height="1.184cm" svg:x="20.677cm" svg:y="73.071cm">
            <text:p text:style-name="P1"><text:span text:style-name="T1">ENTER</text:span></text:p>
          </draw:rect>
        </draw:g>
        <draw:frame draw:style-name="gr11" draw:text-style-name="P4" draw:layer="layout" svg:width="67.3cm" svg:height="3.096cm" svg:x="1.2cm" svg:y="2cm">
          <draw:text-box>
            <text:p text:style-name="P1"><text:span text:style-name="T2">MANUAL <text:s/>DE <text:s/>INSTRUCCIONES <text:s/></text:span><text:span text:style-name="T3">(ES)</text:span></text:p>
          </draw:text-box>
        </draw:frame>
        <draw:frame draw:style-name="gr1" draw:text-style-name="P1" draw:layer="layout" svg:width="7.986cm" svg:height="3.611cm" svg:x="28.2cm" svg:y="31.925cm">
          <draw:image xlink:href="Pictures/100002010000011B000000809BAF6ECF.png" xlink:type="simple" xlink:show="embed" xlink:actuate="onLoad">
            <text:p/>
          </draw:image>
        </draw:frame>
        <draw:frame draw:style-name="gr1" draw:text-style-name="P1" draw:layer="layout" svg:width="7.986cm" svg:height="3.611cm" svg:x="28.214cm" svg:y="37.318cm">
          <draw:image xlink:href="Pictures/100002010000011B000000802144862F.png" xlink:type="simple" xlink:show="embed" xlink:actuate="onLoad">
            <text:p/>
          </draw:image>
        </draw:frame>
        <draw:frame draw:style-name="gr1" draw:text-style-name="P1" draw:layer="layout" svg:width="7.986cm" svg:height="3.611cm" svg:x="28.2cm" svg:y="42.603cm">
          <draw:image xlink:href="Pictures/100002010000011B00000080525AB42D.png" xlink:type="simple" xlink:show="embed" xlink:actuate="onLoad">
            <text:p/>
          </draw:image>
        </draw:frame>
        <draw:frame draw:style-name="gr1" draw:text-style-name="P1" draw:layer="layout" svg:width="7.986cm" svg:height="3.611cm" svg:x="28.2cm" svg:y="47.889cm">
          <draw:image xlink:href="Pictures/100002010000011B000000805EF75A2A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31.2cm" svg:y="36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81cm" svg:y="36.2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53cm" svg:y1="35.72cm" svg:x2="32.053cm" svg:y2="36.97cm">
            <text:p/>
          </draw:line>
          <draw:rect draw:style-name="gr5" draw:text-style-name="P3" draw:layer="layout" svg:width="2.265cm" svg:height="1.184cm" svg:x="32.839cm" svg:y="35.893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30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30.788cm" svg:y1="41.114cm" svg:x2="30.788cm" svg:y2="42.364cm">
            <text:p/>
          </draw:line>
          <draw:custom-shape draw:style-name="gr2" draw:text-style-name="P2" draw:layer="layout" svg:width="0.538cm" svg:height="0.472cm" svg:x="31.195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76cm" svg:y="41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48cm" svg:y1="41.114cm" svg:x2="32.048cm" svg:y2="42.364cm">
            <text:p/>
          </draw:line>
          <draw:rect draw:style-name="gr5" draw:text-style-name="P3" draw:layer="layout" svg:width="2.264cm" svg:height="1.184cm" svg:x="32.835cm" svg:y="41.287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30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30.788cm" svg:y1="46.408cm" svg:x2="30.788cm" svg:y2="47.658cm">
            <text:p/>
          </draw:line>
          <draw:custom-shape draw:style-name="gr2" draw:text-style-name="P2" draw:layer="layout" svg:width="0.538cm" svg:height="0.472cm" svg:x="31.195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2.376cm" svg:y="46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32.048cm" svg:y1="46.408cm" svg:x2="32.048cm" svg:y2="47.658cm">
            <text:p/>
          </draw:line>
          <draw:rect draw:style-name="gr5" draw:text-style-name="P3" draw:layer="layout" svg:width="2.264cm" svg:height="1.184cm" svg:x="32.835cm" svg:y="46.581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37.1cm" svg:y="54.2cm">
          <draw:image xlink:href="Pictures/100002010000011B00000080489A5DE0.png" xlink:type="simple" xlink:show="embed" xlink:actuate="onLoad">
            <text:p/>
          </draw:image>
        </draw:frame>
        <draw:custom-shape draw:style-name="gr6" draw:text-style-name="P2" draw:layer="layout" svg:width="0.538cm" svg:height="0.472cm" svg:x="30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0.788cm" svg:y1="51.704cm" svg:x2="30.788cm" svg:y2="52.954cm">
          <text:p/>
        </draw:line>
        <draw:custom-shape draw:style-name="gr2" draw:text-style-name="P2" draw:layer="layout" svg:width="0.538cm" svg:height="0.472cm" svg:x="31.195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38cm" svg:height="0.472cm" svg:x="32.376cm" svg:y="5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2.048cm" svg:y1="51.704cm" svg:x2="32.048cm" svg:y2="72cm">
          <text:p/>
        </draw:line>
        <draw:rect draw:style-name="gr5" draw:text-style-name="P3" draw:layer="layout" svg:width="2.264cm" svg:height="1.184cm" svg:x="32.835cm" svg:y="51.877cm">
          <text:p text:style-name="P1"><text:span text:style-name="T1">ENTER</text:span></text:p>
        </draw:rect>
        <draw:line draw:style-name="gr12" draw:text-style-name="P2" draw:layer="layout" svg:x1="42.7cm" svg:y1="52.8cm" svg:x2="42.7cm" svg:y2="54.05cm">
          <text:p/>
        </draw:line>
        <draw:g>
          <draw:custom-shape draw:style-name="gr6" draw:text-style-name="P2" draw:layer="layout" svg:width="0.538cm" svg:height="0.472cm" svg:x="36.801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6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6cm" svg:y="35.9cm">
            <text:p text:style-name="P1"><text:span text:style-name="T1">ACEPTAR</text:span></text:p>
          </draw:rect>
          <draw:rect draw:style-name="gr5" draw:text-style-name="P5" draw:layer="layout" svg:width="1.26cm" svg:height="1.184cm" svg:x="37.036cm" svg:y="35.9cm">
            <text:p text:style-name="P1"><text:span text:style-name="T4">+</text:span></text:p>
          </draw:rect>
          <draw:rect draw:style-name="gr5" draw:text-style-name="P6" draw:layer="layout" svg:width="1.26cm" svg:height="1.184cm" svg:x="38.236cm" svg:y="35.9cm">
            <text:p text:style-name="P1"><text:span text:style-name="T4">-</text:span></text:p>
          </draw:rect>
        </draw:g>
        <draw:line draw:style-name="gr10" draw:text-style-name="P2" draw:layer="layout" svg:x1="34.943cm" svg:y1="36.42cm" svg:x2="36.639cm" svg:y2="36.42cm">
          <text:p/>
        </draw:line>
        <draw:g>
          <draw:custom-shape draw:style-name="gr6" draw:text-style-name="P2" draw:layer="layout" svg:width="0.538cm" svg:height="0.472cm" svg:x="36.802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41.3cm">
            <text:p text:style-name="P1"><text:span text:style-name="T1">ACEPTAR</text:span></text:p>
          </draw:rect>
          <draw:rect draw:style-name="gr5" draw:text-style-name="P5" draw:layer="layout" svg:width="1.26cm" svg:height="1.184cm" svg:x="37.037cm" svg:y="41.3cm">
            <text:p text:style-name="P1"><text:span text:style-name="T4">+</text:span></text:p>
          </draw:rect>
          <draw:rect draw:style-name="gr5" draw:text-style-name="P6" draw:layer="layout" svg:width="1.26cm" svg:height="1.184cm" svg:x="38.237cm" svg:y="41.3cm">
            <text:p text:style-name="P1"><text:span text:style-name="T4">-</text:span></text:p>
          </draw:rect>
        </draw:g>
        <draw:line draw:style-name="gr10" draw:text-style-name="P2" draw:layer="layout" svg:x1="34.944cm" svg:y1="41.82cm" svg:x2="36.64cm" svg:y2="41.82cm">
          <text:p/>
        </draw:line>
        <draw:g>
          <draw:custom-shape draw:style-name="gr6" draw:text-style-name="P2" draw:layer="layout" svg:width="0.538cm" svg:height="0.472cm" svg:x="36.802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46.6cm">
            <text:p text:style-name="P1"><text:span text:style-name="T1">ACEPTAR</text:span></text:p>
          </draw:rect>
          <draw:rect draw:style-name="gr5" draw:text-style-name="P5" draw:layer="layout" svg:width="1.26cm" svg:height="1.184cm" svg:x="37.037cm" svg:y="46.6cm">
            <text:p text:style-name="P1"><text:span text:style-name="T4">+</text:span></text:p>
          </draw:rect>
          <draw:rect draw:style-name="gr5" draw:text-style-name="P6" draw:layer="layout" svg:width="1.26cm" svg:height="1.184cm" svg:x="38.237cm" svg:y="46.6cm">
            <text:p text:style-name="P1"><text:span text:style-name="T4">-</text:span></text:p>
          </draw:rect>
        </draw:g>
        <draw:line draw:style-name="gr10" draw:text-style-name="P2" draw:layer="layout" svg:x1="34.944cm" svg:y1="47.12cm" svg:x2="36.64cm" svg:y2="47.12cm">
          <text:p/>
        </draw:line>
        <draw:g>
          <draw:custom-shape draw:style-name="gr6" draw:text-style-name="P2" draw:layer="layout" svg:width="0.538cm" svg:height="0.472cm" svg:x="38.403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8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9cm" svg:y="52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8cm" svg:y="51.9cm">
            <text:p text:style-name="P1"><text:span text:style-name="T1">ACEPTAR</text:span></text:p>
          </draw:rect>
          <draw:rect draw:style-name="gr5" draw:text-style-name="P5" draw:layer="layout" svg:width="1.26cm" svg:height="1.184cm" svg:x="38.638cm" svg:y="51.9cm">
            <text:p text:style-name="P1"><text:span text:style-name="T4">+</text:span></text:p>
          </draw:rect>
          <draw:rect draw:style-name="gr5" draw:text-style-name="P6" draw:layer="layout" svg:width="1.26cm" svg:height="1.184cm" svg:x="39.838cm" svg:y="51.9cm">
            <text:p text:style-name="P1"><text:span text:style-name="T4">-</text:span></text:p>
          </draw:rect>
        </draw:g>
        <draw:line draw:style-name="gr10" draw:text-style-name="P2" draw:layer="layout" svg:x1="34.945cm" svg:y1="52.42cm" svg:x2="38cm" svg:y2="52.42cm">
          <text:p/>
        </draw:line>
        <draw:g>
          <draw:custom-shape draw:style-name="gr6" draw:text-style-name="P2" draw:layer="layout" svg:width="0.538cm" svg:height="0.472cm" svg:x="38.4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5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6cm" svg:y="5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5cm" svg:y="58cm">
            <text:p text:style-name="P1"><text:span text:style-name="T1">ACEPTAR</text:span></text:p>
          </draw:rect>
          <draw:rect draw:style-name="gr5" draw:text-style-name="P5" draw:layer="layout" svg:width="1.26cm" svg:height="1.184cm" svg:x="38.635cm" svg:y="58cm">
            <text:p text:style-name="P1"><text:span text:style-name="T4">+</text:span></text:p>
          </draw:rect>
          <draw:rect draw:style-name="gr5" draw:text-style-name="P6" draw:layer="layout" svg:width="1.26cm" svg:height="1.184cm" svg:x="39.835cm" svg:y="58cm">
            <text:p text:style-name="P1"><text:span text:style-name="T4">-</text:span></text:p>
          </draw:rect>
        </draw:g>
        <draw:line draw:style-name="gr12" draw:text-style-name="P2" draw:layer="layout" svg:x1="42.7cm" svg:y1="58.949cm" svg:x2="42.7cm" svg:y2="60.199cm">
          <text:p/>
        </draw:line>
        <draw:frame draw:style-name="gr1" draw:text-style-name="P1" draw:layer="layout" svg:width="7.986cm" svg:height="3.611cm" svg:x="37.114cm" svg:y="60.4cm">
          <draw:image xlink:href="Pictures/100002010000011B00000080FD2A3F59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38.401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6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7cm" svg:y="64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6cm" svg:y="64.2cm">
            <text:p text:style-name="P1"><text:span text:style-name="T1">ACEPTAR</text:span></text:p>
          </draw:rect>
          <draw:rect draw:style-name="gr5" draw:text-style-name="P5" draw:layer="layout" svg:width="1.26cm" svg:height="1.184cm" svg:x="38.636cm" svg:y="64.2cm">
            <text:p text:style-name="P1"><text:span text:style-name="T4">+</text:span></text:p>
          </draw:rect>
          <draw:rect draw:style-name="gr5" draw:text-style-name="P6" draw:layer="layout" svg:width="1.26cm" svg:height="1.184cm" svg:x="39.836cm" svg:y="64.2cm">
            <text:p text:style-name="P1"><text:span text:style-name="T4">-</text:span></text:p>
          </draw:rect>
        </draw:g>
        <draw:line draw:style-name="gr12" draw:text-style-name="P2" draw:layer="layout" svg:x1="42.701cm" svg:y1="65.149cm" svg:x2="42.701cm" svg:y2="66.399cm">
          <text:p/>
        </draw:line>
        <draw:frame draw:style-name="gr1" draw:text-style-name="P1" draw:layer="layout" svg:width="7.986cm" svg:height="3.611cm" svg:x="37.114cm" svg:y="66.589cm">
          <draw:image xlink:href="Pictures/100002010000011B00000080474A4B1B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38.402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9.597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40.778cm" svg:y="70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1.637cm" svg:y="70.4cm">
            <text:p text:style-name="P1"><text:span text:style-name="T1">ACEPTAR</text:span></text:p>
          </draw:rect>
          <draw:rect draw:style-name="gr5" draw:text-style-name="P5" draw:layer="layout" svg:width="1.26cm" svg:height="1.184cm" svg:x="38.637cm" svg:y="70.4cm">
            <text:p text:style-name="P1"><text:span text:style-name="T4">+</text:span></text:p>
          </draw:rect>
          <draw:rect draw:style-name="gr5" draw:text-style-name="P6" draw:layer="layout" svg:width="1.26cm" svg:height="1.184cm" svg:x="39.837cm" svg:y="70.4cm">
            <text:p text:style-name="P1"><text:span text:style-name="T4">-</text:span></text:p>
          </draw:rect>
        </draw:g>
        <draw:connector draw:style-name="gr13" draw:text-style-name="P2" draw:layer="layout" draw:line-skew="6.446cm" svg:x1="44.387cm" svg:y1="70.908cm" svg:x2="47.3cm" svg:y2="57.456cm" draw:end-shape="id1" draw:end-glue-point="2" svg:d="m44387 70908v0h2913v-13452" svg:viewBox="0 0 2914 13453">
          <text:p/>
        </draw:connector>
        <draw:connector draw:style-name="gr10" draw:text-style-name="P2" xml:id="id1" draw:id="id1" draw:layer="layout" draw:line-skew="5.292cm" svg:x1="47.3cm" svg:y1="57.456cm" svg:x2="36.716cm" svg:y2="49.742cm" svg:d="m47300 57456v0-7714h-10584" svg:viewBox="0 0 10585 7715">
          <text:p/>
        </draw:connector>
        <draw:custom-shape draw:style-name="gr14" draw:text-style-name="P1" draw:layer="layout" svg:width="21.2cm" svg:height="49.752cm" svg:x="27.2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2.397cm" svg:height="2.102cm" svg:x="14.003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2.397cm" svg:height="2.102cm" svg:x="36.701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5" draw:layer="layout" svg:width="7.8cm" svg:height="1.8cm" svg:x="28.2cm" svg:y="71.6cm">
          <text:p text:style-name="P1"><text:span text:style-name="T4">IDEM DEMÁS SALIDAS</text:span></text:p>
        </draw:rect>
        <draw:custom-shape draw:style-name="gr17" draw:text-style-name="P1" draw:layer="layout" svg:width="16.001cm" svg:height="49.752cm" svg:x="50.099cm" svg:y="30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986cm" svg:height="3.611cm" svg:x="51.014cm" svg:y="31.925cm">
          <draw:image xlink:href="Pictures/100002010000011B0000008015D22767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37.318cm">
          <draw:image xlink:href="Pictures/100002010000011B00000080F546FB55.png" xlink:type="simple" xlink:show="embed" xlink:actuate="onLoad">
            <text:p/>
          </draw:image>
        </draw:frame>
        <draw:g>
          <draw:custom-shape draw:style-name="gr2" draw:text-style-name="P2" draw:layer="layout" svg:width="0.538cm" svg:height="0.472cm" svg:x="54cm" svg:y="36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81cm" svg:y="36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3cm" svg:y1="35.721cm" svg:x2="54.853cm" svg:y2="36.971cm">
            <text:p/>
          </draw:line>
          <draw:rect draw:style-name="gr5" draw:text-style-name="P3" draw:layer="layout" svg:width="2.265cm" svg:height="1.184cm" svg:x="55.639cm" svg:y="35.894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51.014cm" svg:y="42.6cm">
          <draw:image xlink:href="Pictures/100002010000011B00000080AD536D3D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1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89cm" svg:y1="41.115cm" svg:x2="53.589cm" svg:y2="42.365cm">
            <text:p/>
          </draw:line>
          <draw:custom-shape draw:style-name="gr2" draw:text-style-name="P2" draw:layer="layout" svg:width="0.538cm" svg:height="0.472cm" svg:x="53.996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7cm" svg:y="41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49cm" svg:y1="41.115cm" svg:x2="54.849cm" svg:y2="42.365cm">
            <text:p/>
          </draw:line>
          <draw:rect draw:style-name="gr5" draw:text-style-name="P3" draw:layer="layout" svg:width="2.264cm" svg:height="1.184cm" svg:x="55.636cm" svg:y="41.288cm">
            <text:p text:style-name="P1"><text:span text:style-name="T1">ENTER</text:span></text:p>
          </draw:rect>
        </draw:g>
        <draw:frame draw:style-name="gr1" draw:text-style-name="P1" draw:layer="layout" svg:width="7.986cm" svg:height="3.611cm" svg:x="51.014cm" svg:y="47.889cm">
          <draw:image xlink:href="Pictures/100002010000011B0000008038C0F48E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53.189cm">
          <draw:image xlink:href="Pictures/100002010000011B00000080A1BCCEEC.pn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58.511cm">
          <draw:image xlink:href="Pictures/100002010000011B000000809E759C69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2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46.416cm" svg:x2="53.59cm" svg:y2="47.666cm">
            <text:p/>
          </draw:line>
          <draw:custom-shape draw:style-name="gr2" draw:text-style-name="P2" draw:layer="layout" svg:width="0.538cm" svg:height="0.472cm" svg:x="53.997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46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46.416cm" svg:x2="54.85cm" svg:y2="47.666cm">
            <text:p/>
          </draw:line>
          <draw:rect draw:style-name="gr5" draw:text-style-name="P3" draw:layer="layout" svg:width="2.264cm" svg:height="1.184cm" svg:x="55.637cm" svg:y="46.5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2.802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51.616cm" svg:x2="53.59cm" svg:y2="52.866cm">
            <text:p/>
          </draw:line>
          <draw:custom-shape draw:style-name="gr2" draw:text-style-name="P2" draw:layer="layout" svg:width="0.538cm" svg:height="0.472cm" svg:x="53.997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52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51.616cm" svg:x2="54.85cm" svg:y2="52.866cm">
            <text:p/>
          </draw:line>
          <draw:rect draw:style-name="gr5" draw:text-style-name="P3" draw:layer="layout" svg:width="2.264cm" svg:height="1.184cm" svg:x="55.637cm" svg:y="51.7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2.802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57.016cm" svg:x2="53.59cm" svg:y2="58.266cm">
            <text:p/>
          </draw:line>
          <draw:custom-shape draw:style-name="gr2" draw:text-style-name="P2" draw:layer="layout" svg:width="0.538cm" svg:height="0.472cm" svg:x="53.997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5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57.016cm" svg:x2="54.85cm" svg:y2="58.266cm">
            <text:p/>
          </draw:line>
          <draw:rect draw:style-name="gr5" draw:text-style-name="P3" draw:layer="layout" svg:width="2.264cm" svg:height="1.184cm" svg:x="55.637cm" svg:y="57.1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7cm" svg:y="35.9cm">
            <text:p text:style-name="P1"><text:span text:style-name="T1">ACEPTAR</text:span></text:p>
          </draw:rect>
          <draw:rect draw:style-name="gr5" draw:text-style-name="P5" draw:layer="layout" svg:width="1.26cm" svg:height="1.184cm" svg:x="59.837cm" svg:y="35.9cm">
            <text:p text:style-name="P1"><text:span text:style-name="T4">+</text:span></text:p>
          </draw:rect>
          <draw:rect draw:style-name="gr5" draw:text-style-name="P6" draw:layer="layout" svg:width="1.26cm" svg:height="1.184cm" svg:x="61.037cm" svg:y="35.9cm">
            <text:p text:style-name="P1"><text:span text:style-name="T4">-</text:span></text:p>
          </draw:rect>
        </draw:g>
        <draw:line draw:style-name="gr10" draw:text-style-name="P2" draw:layer="layout" svg:x1="57.744cm" svg:y1="36.42cm" svg:x2="59.44cm" svg:y2="36.42cm">
          <text:p/>
        </draw:line>
        <draw:g>
          <draw:custom-shape draw:style-name="gr6" draw:text-style-name="P2" draw:layer="layout" svg:width="0.538cm" svg:height="0.472cm" svg:x="36.8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35.9cm">
            <text:p text:style-name="P1"><text:span text:style-name="T1">ACEPTAR</text:span></text:p>
          </draw:rect>
          <draw:rect draw:style-name="gr5" draw:text-style-name="P5" draw:layer="layout" svg:width="1.26cm" svg:height="1.184cm" svg:x="37.037cm" svg:y="35.9cm">
            <text:p text:style-name="P1"><text:span text:style-name="T4">+</text:span></text:p>
          </draw:rect>
          <draw:rect draw:style-name="gr5" draw:text-style-name="P6" draw:layer="layout" svg:width="1.26cm" svg:height="1.184cm" svg:x="38.237cm" svg:y="35.9cm">
            <text:p text:style-name="P1"><text:span text:style-name="T4">-</text:span></text:p>
          </draw:rect>
        </draw:g>
        <draw:line draw:style-name="gr10" draw:text-style-name="P2" draw:layer="layout" svg:x1="34.944cm" svg:y1="36.42cm" svg:x2="36.64cm" svg:y2="36.42cm">
          <text:p/>
        </draw:line>
        <draw:g>
          <draw:custom-shape draw:style-name="gr6" draw:text-style-name="P2" draw:layer="layout" svg:width="0.538cm" svg:height="0.472cm" svg:x="36.802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37.997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39.178cm" svg:y="36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40.037cm" svg:y="35.9cm">
            <text:p text:style-name="P1"><text:span text:style-name="T1">ACEPTAR</text:span></text:p>
          </draw:rect>
          <draw:rect draw:style-name="gr5" draw:text-style-name="P5" draw:layer="layout" svg:width="1.26cm" svg:height="1.184cm" svg:x="37.037cm" svg:y="35.9cm">
            <text:p text:style-name="P1"><text:span text:style-name="T4">+</text:span></text:p>
          </draw:rect>
          <draw:rect draw:style-name="gr5" draw:text-style-name="P6" draw:layer="layout" svg:width="1.26cm" svg:height="1.184cm" svg:x="38.237cm" svg:y="35.9cm">
            <text:p text:style-name="P1"><text:span text:style-name="T4">-</text:span></text:p>
          </draw:rect>
        </draw:g>
        <draw:line draw:style-name="gr10" draw:text-style-name="P2" draw:layer="layout" svg:x1="34.944cm" svg:y1="36.42cm" svg:x2="36.64cm" svg:y2="36.42cm">
          <text:p/>
        </draw:line>
        <draw:g>
          <draw:custom-shape draw:style-name="gr6" draw:text-style-name="P2" draw:layer="layout" svg:width="0.538cm" svg:height="0.472cm" svg:x="59.603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41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41.3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41.3cm">
            <text:p text:style-name="P1"><text:span text:style-name="T4">+</text:span></text:p>
          </draw:rect>
          <draw:rect draw:style-name="gr5" draw:text-style-name="P6" draw:layer="layout" svg:width="1.26cm" svg:height="1.184cm" svg:x="61.038cm" svg:y="41.3cm">
            <text:p text:style-name="P1"><text:span text:style-name="T4">-</text:span></text:p>
          </draw:rect>
        </draw:g>
        <draw:line draw:style-name="gr10" draw:text-style-name="P2" draw:layer="layout" svg:x1="57.745cm" svg:y1="41.82cm" svg:x2="59.441cm" svg:y2="41.82cm">
          <text:p/>
        </draw:line>
        <draw:g>
          <draw:custom-shape draw:style-name="gr6" draw:text-style-name="P2" draw:layer="layout" svg:width="0.538cm" svg:height="0.472cm" svg:x="59.603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46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46.6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46.6cm">
            <text:p text:style-name="P1"><text:span text:style-name="T4">+</text:span></text:p>
          </draw:rect>
          <draw:rect draw:style-name="gr5" draw:text-style-name="P6" draw:layer="layout" svg:width="1.26cm" svg:height="1.184cm" svg:x="61.038cm" svg:y="46.6cm">
            <text:p text:style-name="P1"><text:span text:style-name="T4">-</text:span></text:p>
          </draw:rect>
        </draw:g>
        <draw:line draw:style-name="gr10" draw:text-style-name="P2" draw:layer="layout" svg:x1="57.745cm" svg:y1="47.12cm" svg:x2="59.441cm" svg:y2="47.12cm">
          <text:p/>
        </draw:line>
        <draw:g>
          <draw:custom-shape draw:style-name="gr6" draw:text-style-name="P2" draw:layer="layout" svg:width="0.538cm" svg:height="0.472cm" svg:x="59.603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52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51.8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51.8cm">
            <text:p text:style-name="P1"><text:span text:style-name="T4">+</text:span></text:p>
          </draw:rect>
          <draw:rect draw:style-name="gr5" draw:text-style-name="P6" draw:layer="layout" svg:width="1.26cm" svg:height="1.184cm" svg:x="61.038cm" svg:y="51.8cm">
            <text:p text:style-name="P1"><text:span text:style-name="T4">-</text:span></text:p>
          </draw:rect>
        </draw:g>
        <draw:line draw:style-name="gr10" draw:text-style-name="P2" draw:layer="layout" svg:x1="57.745cm" svg:y1="52.32cm" svg:x2="59.441cm" svg:y2="52.32cm">
          <text:p/>
        </draw:line>
        <draw:g>
          <draw:custom-shape draw:style-name="gr6" draw:text-style-name="P2" draw:layer="layout" svg:width="0.538cm" svg:height="0.472cm" svg:x="59.603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57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57.2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57.2cm">
            <text:p text:style-name="P1"><text:span text:style-name="T4">+</text:span></text:p>
          </draw:rect>
          <draw:rect draw:style-name="gr5" draw:text-style-name="P6" draw:layer="layout" svg:width="1.26cm" svg:height="1.184cm" svg:x="61.038cm" svg:y="57.2cm">
            <text:p text:style-name="P1"><text:span text:style-name="T4">-</text:span></text:p>
          </draw:rect>
        </draw:g>
        <draw:line draw:style-name="gr10" draw:text-style-name="P2" draw:layer="layout" svg:x1="57.745cm" svg:y1="57.72cm" svg:x2="59.441cm" svg:y2="57.72cm">
          <text:p/>
        </draw:line>
        <draw:g>
          <draw:custom-shape draw:style-name="gr6" draw:text-style-name="P2" draw:layer="layout" svg:width="0.538cm" svg:height="0.472cm" svg:x="52.802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62.316cm" svg:x2="53.59cm" svg:y2="63.566cm">
            <text:p/>
          </draw:line>
          <draw:custom-shape draw:style-name="gr2" draw:text-style-name="P2" draw:layer="layout" svg:width="0.538cm" svg:height="0.472cm" svg:x="53.997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62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62.316cm" svg:x2="54.85cm" svg:y2="63.566cm">
            <text:p/>
          </draw:line>
          <draw:rect draw:style-name="gr5" draw:text-style-name="P3" draw:layer="layout" svg:width="2.264cm" svg:height="1.184cm" svg:x="55.637cm" svg:y="62.4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3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62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62.5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62.5cm">
            <text:p text:style-name="P1"><text:span text:style-name="T4">+</text:span></text:p>
          </draw:rect>
          <draw:rect draw:style-name="gr5" draw:text-style-name="P6" draw:layer="layout" svg:width="1.26cm" svg:height="1.184cm" svg:x="61.038cm" svg:y="62.5cm">
            <text:p text:style-name="P1"><text:span text:style-name="T4">-</text:span></text:p>
          </draw:rect>
        </draw:g>
        <draw:line draw:style-name="gr10" draw:text-style-name="P2" draw:layer="layout" svg:x1="57.745cm" svg:y1="63.02cm" svg:x2="59.441cm" svg:y2="63.02cm">
          <text:p/>
        </draw:line>
        <draw:custom-shape draw:style-name="gr18" draw:text-style-name="P2" draw:layer="layout" svg:width="2.397cm" svg:height="2.102cm" svg:x="56.901cm" svg:y="2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5.158cm" svg:height="18.119cm" svg:x="12.405cm" svg:y="6.385cm">
          <draw:image xlink:href="Pictures/100002010000045E000001BF0366AB28.png" xlink:type="simple" xlink:show="embed" xlink:actuate="onLoad"/>
          <draw:image xlink:href="Pictures/1003D1E40000271000000FA0B85CEB6C.svg" xlink:type="simple" xlink:show="embed" xlink:actuate="onLoad">
            <text:p/>
          </draw:image>
        </draw:frame>
        <draw:frame draw:style-name="gr1" draw:text-style-name="P1" draw:layer="layout" svg:width="7.986cm" svg:height="3.611cm" svg:x="51.014cm" svg:y="63.795cm">
          <draw:image xlink:href="Pictures/100002010000011B0000008093F523ED.png" xlink:type="simple" xlink:show="embed" xlink:actuate="onLoad">
            <text:p/>
          </draw:image>
        </draw:frame>
        <draw:g>
          <draw:custom-shape draw:style-name="gr6" draw:text-style-name="P2" draw:layer="layout" svg:width="0.538cm" svg:height="0.472cm" svg:x="52.802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53.59cm" svg:y1="67.616cm" svg:x2="53.59cm" svg:y2="68.866cm">
            <text:p/>
          </draw:line>
          <draw:custom-shape draw:style-name="gr2" draw:text-style-name="P2" draw:layer="layout" svg:width="0.538cm" svg:height="0.472cm" svg:x="53.997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55.178cm" svg:y="68.1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54.85cm" svg:y1="67.616cm" svg:x2="54.85cm" svg:y2="68.866cm">
            <text:p/>
          </draw:line>
          <draw:rect draw:style-name="gr5" draw:text-style-name="P3" draw:layer="layout" svg:width="2.264cm" svg:height="1.184cm" svg:x="55.637cm" svg:y="67.789cm">
            <text:p text:style-name="P1"><text:span text:style-name="T1">ENTER</text:span></text:p>
          </draw:rect>
        </draw:g>
        <draw:g>
          <draw:custom-shape draw:style-name="gr6" draw:text-style-name="P2" draw:layer="layout" svg:width="0.538cm" svg:height="0.472cm" svg:x="59.603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68.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67.8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67.8cm">
            <text:p text:style-name="P1"><text:span text:style-name="T4">+</text:span></text:p>
          </draw:rect>
          <draw:rect draw:style-name="gr5" draw:text-style-name="P6" draw:layer="layout" svg:width="1.26cm" svg:height="1.184cm" svg:x="61.038cm" svg:y="67.8cm">
            <text:p text:style-name="P1"><text:span text:style-name="T4">-</text:span></text:p>
          </draw:rect>
        </draw:g>
        <draw:line draw:style-name="gr10" draw:text-style-name="P2" draw:layer="layout" svg:x1="57.745cm" svg:y1="68.32cm" svg:x2="59.441cm" svg:y2="68.32cm">
          <text:p/>
        </draw:line>
        <draw:frame draw:style-name="gr1" draw:text-style-name="P1" draw:layer="layout" svg:width="7.986cm" svg:height="3.611cm" svg:x="51.014cm" svg:y="69.089cm">
          <draw:image xlink:href="Pictures/100002010000011B00000080A16874C0.png" xlink:type="simple" xlink:show="embed" xlink:actuate="onLoad">
            <text:p/>
          </draw:image>
        </draw:frame>
        <draw:custom-shape draw:style-name="gr6" draw:text-style-name="P2" draw:layer="layout" svg:width="0.538cm" svg:height="0.472cm" svg:x="52.802cm" svg:y="7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53.59cm" svg:y1="72.916cm" svg:x2="53.59cm" svg:y2="74.166cm">
          <text:p/>
        </draw:line>
        <draw:custom-shape draw:style-name="gr3" draw:text-style-name="P2" draw:layer="layout" svg:width="0.538cm" svg:height="0.472cm" svg:x="55.178cm" svg:y="7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3" draw:layer="layout" svg:width="2.264cm" svg:height="1.184cm" svg:x="55.637cm" svg:y="73.089cm">
          <text:p text:style-name="P1"><text:span text:style-name="T1">ENTER</text:span></text:p>
        </draw:rect>
        <draw:g>
          <draw:custom-shape draw:style-name="gr6" draw:text-style-name="P2" draw:layer="layout" svg:width="0.538cm" svg:height="0.472cm" svg:x="59.603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38cm" svg:height="0.472cm" svg:x="60.798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538cm" svg:height="0.472cm" svg:x="61.979cm" svg:y="73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5" draw:text-style-name="P3" draw:layer="layout" svg:width="2.264cm" svg:height="1.184cm" svg:x="62.838cm" svg:y="73.1cm">
            <text:p text:style-name="P1"><text:span text:style-name="T1">ACEPTAR</text:span></text:p>
          </draw:rect>
          <draw:rect draw:style-name="gr5" draw:text-style-name="P5" draw:layer="layout" svg:width="1.26cm" svg:height="1.184cm" svg:x="59.838cm" svg:y="73.1cm">
            <text:p text:style-name="P1"><text:span text:style-name="T4">+</text:span></text:p>
          </draw:rect>
          <draw:rect draw:style-name="gr5" draw:text-style-name="P6" draw:layer="layout" svg:width="1.26cm" svg:height="1.184cm" svg:x="61.038cm" svg:y="73.1cm">
            <text:p text:style-name="P1"><text:span text:style-name="T4">-</text:span></text:p>
          </draw:rect>
        </draw:g>
        <draw:line draw:style-name="gr10" draw:text-style-name="P2" draw:layer="layout" svg:x1="57.745cm" svg:y1="73.62cm" svg:x2="59.441cm" svg:y2="73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70cm" fo:page-height="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rcadiz </meta:initial-creator>
    <meta:creation-date>2013-06-09T11:26:30</meta:creation-date>
    <dc:date>2013-06-09T21:28:36</dc:date>
    <dc:creator>surcadiz </dc:creator>
    <meta:editing-duration>PT8H28M1S</meta:editing-duration>
    <meta:editing-cycles>20</meta:editing-cycles>
    <meta:generator>LibreOffice/4.0.2.2$Linux_X86_64 LibreOffice_project/400m0$Build-2</meta:generator>
    <meta:document-statistic meta:object-count="328"/>
  </office:meta>
</office:document-meta>
</file>